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de"&gt;</text:p>
      <text:p text:style-name="Standard">&lt;head&gt;</text:p>
      <text:p text:style-name="Standard"><text:s text:c="2"/>&lt;meta charset="UTF-8"&gt;</text:p>
      <text:p text:style-name="Standard"><text:s text:c="2"/>&lt;title&gt;Aussage zu arbeitsfähigen Bürgergeld-Empfängern – Carsten Linnemann&lt;/title&gt;</text:p>
      <text:p text:style-name="Standard"><text:s text:c="2"/>&lt;meta name="viewport" content="width=device-width, initial-scale=1.0"&gt;</text:p>
      <text:p text:style-name="Standard"><text:s text:c="2"/>&lt;style&gt;</text:p>
      <text:p text:style-name="Standard"><text:s text:c="4"/>body { font-family: Arial, sans-serif; margin: 40px; line-height: 1.6; }</text:p>
      <text:p text:style-name="Standard"><text:s text:c="4"/>h1, h2 { color: #222; }</text:p>
      <text:p text:style-name="Standard"><text:s text:c="4"/>a { color: #0066cc; text-decoration: none; }</text:p>
      <text:p text:style-name="Standard"><text:s text:c="4"/>a:hover { text-decoration: underline; }</text:p>
      <text:p text:style-name="Standard"><text:s text:c="4"/>section { margin-bottom: 40px; }</text:p>
      <text:p text:style-name="Standard"><text:s text:c="4"/>.note { font-size: 0.9em; color: #555; 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1&gt;Aussage zu arbeitsfähigen Bürgergeld-Empfängern&lt;/h1&gt;</text:p>
      <text:p text:style-name="Standard"/>
      <text:p text:style-name="Standard"><text:s text:c="2"/>&lt;section&gt;</text:p>
      <text:p text:style-name="Standard"><text:s text:c="4"/>&lt;h2&gt;1. Originalaussage&lt;/h2&gt;</text:p>
      <text:p text:style-name="Standard"><text:s text:c="4"/>&lt;p&gt;</text:p>
      <text:p text:style-name="Standard"><text:s text:c="6"/>„Mehr als 100.000 Menschen sind arbeitsfähig, aber nicht bereit zu arbeiten.“&lt;br&gt;</text:p>
      <text:p text:style-name="Standard"><text:s text:c="6"/>&lt;strong&gt;Wer:&lt;/strong&gt; Carsten Linnemann, CDU&lt;br&gt;</text:p>
      <text:p text:style-name="Standard"><text:s text:c="6"/>&lt;strong&gt;Wann:&lt;/strong&gt; [Datum einfügen]&lt;br&gt;</text:p>
      <text:p text:style-name="Standard"><text:s text:c="6"/>&lt;strong&gt;Wo:&lt;/strong&gt; WDR Aktuelle Stunde, Interview / Video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2. Originalquelle&lt;/h2&gt;</text:p>
      <text:p text:style-name="Standard"><text:s text:c="4"/>&lt;p&gt;📺 Video: [Link oder eingebettetes Video einfügen]&lt;/p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3. Konkrete Behauptung&lt;/h2&gt;</text:p>
      <text:p text:style-name="Standard"><text:s text:c="4"/>&lt;p&gt;</text:p>
      <text:p text:style-name="Standard"><text:s text:c="6"/>Es wird behauptet, dass über 100.000 arbeitsfähige Bürgergeld-Empfänger nicht arbeiten wollen.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4. Faktenlage&lt;/h2&gt;</text:p>
      <text:p text:style-name="Standard"><text:s text:c="4"/>&lt;h3&gt;4.1 Statistik&lt;/h3&gt;</text:p>
      <text:p text:style-name="Standard"><text:s text:c="4"/>&lt;p&gt;</text:p>
      <text:p text:style-name="Standard"><text:s text:c="6"/>Zahl stammt aus Daten der Bundesagentur für Arbeit.&lt;br&gt;</text:p>
      <text:p text:style-name="Standard"><text:s text:c="6"/>Die Statistik zeigt nur: keine offiziell erfassten gesundheitlichen Vermittlungshemmnisse.&lt;br&gt;</text:p>
      <text:p text:style-name="Standard"><text:s text:c="6"/>Sie sagt nicht aus, dass Menschen Jobangebote ablehnen oder „nicht arbeiten wollen“.</text:p>
      <text:p text:style-name="Standard"><text:s text:c="4"/>&lt;/p&gt;</text:p>
      <text:p text:style-name="Standard"><text:soft-page-break/></text:p>
      <text:p text:style-name="Standard"><text:s text:c="4"/>&lt;h3&gt;4.2 Rechtlicher Rahmen&lt;/h3&gt;</text:p>
      <text:p text:style-name="Standard"><text:s text:c="4"/>&lt;p&gt;</text:p>
      <text:p text:style-name="Standard"><text:s text:c="6"/>Das Bundesverfassungsgericht: das Existenzminimum darf nicht komplett gestrichen werden.&lt;br&gt;</text:p>
      <text:p text:style-name="Standard"><text:s text:c="6"/>„Null Euro“ ist verfassungswidrig.</text:p>
      <text:p text:style-name="Standard"><text:s text:c="4"/>&lt;/p&gt;</text:p>
      <text:p text:style-name="Standard"/>
      <text:p text:style-name="Standard"><text:s text:c="4"/>&lt;h3&gt;4.3 Forschung / Einordnung&lt;/h3&gt;</text:p>
      <text:p text:style-name="Standard"><text:s text:c="4"/>&lt;p&gt;</text:p>
      <text:p text:style-name="Standard"><text:s text:c="6"/>Arbeitsmarktforschung (IAB): Sanktionen wirken nur kurzfristig, langfristig eher schädlich.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5. Einordnung&lt;/h2&gt;</text:p>
      <text:p text:style-name="Standard"><text:s text:c="4"/>&lt;p&gt;&lt;strong&gt;Nicht haltbar&lt;/strong&gt;&lt;/p&gt;</text:p>
      <text:p text:style-name="Standard"><text:s text:c="4"/>&lt;p&gt;</text:p>
      <text:p text:style-name="Standard"><text:s text:c="6"/>Begründung: Die Aussage ist statistisch ungenau, rechtlich problematisch und fachlich nicht belegt.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 class="note"&gt;</text:p>
      <text:p text:style-name="Standard"><text:s text:c="4"/>&lt;p&gt;Hinweis: Diese Einordnung bezieht sich ausschließlich auf die überprüfbare Haltbarkeit der Aussage. Sie trifft keine Aussage über Motive, Absichten oder die Person des Sprechers.&lt;/p&gt;</text:p>
      <text:p text:style-name="Standard"><text:s text:c="2"/>&lt;/section&gt;</text:p>
      <text:p text:style-name="Standard"/>
      <text:p text:style-name="Standard"><text:s text:c="2"/>&lt;p&gt;&lt;a href="index.html"&gt;← Zurück zur Startseite&lt;/a&gt;&lt;/p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3:12:18.644387500</meta:creation-date>
    <dc:date>2026-02-21T23:12:45.981921548</dc:date>
    <meta:editing-duration>PT2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249" meta:character-count="2377" meta:non-whitespace-character-count="1968"/>
  </office:meta>
</office:document-meta>
</file>